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HeaderAccessorTests.serializeMutabl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MessageHeaderAccessor.create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AccessorTests.timestamp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HeaderAccessor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AccessorTests.copyHeadersFromNul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HeaderAccessorTests.existing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HeaderAccessorTests.remov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HeaderAccessorTests.getShortLogMessage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essageHeaderAccessorTests.getMutableAccessorSame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HeaderAccessorTests.leave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HeaderAccessorTests.getMutableAccessorNewInstanceMatching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HeaderAccessorTests.testRemoveHeaderEvenIf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HeaderAccessorTests.testRemove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HeaderAccessorTests.existingHeaders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HeaderAccessorTests.idGenerator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HeaderAccessorTests.cop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HeaderAccessorTests.idGeneratorDefaul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AccessorTests.newEmpty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HeaderAccessorTests.t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MessageHeaderAccessor.Test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HeaderAccessorTests.getMutableAccessor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HeaderAccessorTests.getDetailedLogMessage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MessageHeaderAccessor.TestMessageHeaderAccessor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AccessorTests.leaveMutableDefaultBehavi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HeaderAccessorTests.idTimestampWithMutabl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HeaderAccessorTests.copyHeadersIfAb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HeaderAccessorTests.getAc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MessageHeaderAccessor.wrap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HeaderAccessorTests.timestampDefaul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